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190C0C77E9CEAC9F1B5.png" manifest:media-type="image/png"/>
  <manifest:file-entry manifest:full-path="Pictures/1000020100000190000001906EAF0C97B7716EE6.png" manifest:media-type="image/png"/>
  <manifest:file-entry manifest:full-path="Pictures/10000201000001900000019008D5A2A57B2E955C.png" manifest:media-type="image/png"/>
  <manifest:file-entry manifest:full-path="Pictures/1000020100000190000001904AE9969BD7563321.png" manifest:media-type="image/png"/>
  <manifest:file-entry manifest:full-path="Pictures/100002010000019000000190559C3946E96A4F91.png" manifest:media-type="image/png"/>
  <manifest:file-entry manifest:full-path="Pictures/10000201000001900000019090B3546570EF19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969cm" svg:y="-2cm" svg:width="10.16cm" svg:height="10.16cm" draw:z-index="0"><draw:image xlink:href="Pictures/10000201000001900000019008D5A2A57B2E955C.png" xlink:type="simple" xlink:show="embed" xlink:actuate="onLoad"/></draw:frame><draw:frame draw:style-name="fr1" draw:name="Image2" text:anchor-type="paragraph" svg:x="-1.949cm" svg:y="7.701cm" svg:width="10.16cm" svg:height="10.16cm" draw:z-index="1"><draw:image xlink:href="Pictures/1000020100000190000001904AE9969BD7563321.png" xlink:type="simple" xlink:show="embed" xlink:actuate="onLoad"/></draw:frame><draw:frame draw:style-name="fr1" draw:name="Image3" text:anchor-type="paragraph" svg:x="-1.949cm" svg:y="17.54cm" svg:width="10.16cm" svg:height="10.16cm" draw:z-index="2"><draw:image xlink:href="Pictures/10000201000001900000019090B3546570EF19C8.png" xlink:type="simple" xlink:show="embed" xlink:actuate="onLoad"/></draw:frame><draw:frame draw:style-name="fr1" draw:name="Image4" text:anchor-type="paragraph" svg:x="8.77cm" svg:y="-1.94cm" svg:width="10.16cm" svg:height="10.16cm" draw:z-index="3"><draw:image xlink:href="Pictures/100002010000019000000190559C3946E96A4F91.png" xlink:type="simple" xlink:show="embed" xlink:actuate="onLoad"/></draw:frame><draw:frame draw:style-name="fr1" draw:name="Image5" text:anchor-type="paragraph" svg:x="8.839cm" svg:y="7.761cm" svg:width="10.16cm" svg:height="10.16cm" draw:z-index="4"><draw:image xlink:href="Pictures/1000020100000190000001906EAF0C97B7716EE6.png" xlink:type="simple" xlink:show="embed" xlink:actuate="onLoad"/></draw:frame><draw:frame draw:style-name="fr1" draw:name="Image6" text:anchor-type="paragraph" svg:x="8.839cm" svg:y="17.54cm" svg:width="10.16cm" svg:height="10.16cm" draw:z-index="5"><draw:image xlink:href="Pictures/100002010000019000000190C0C77E9CEAC9F1B5.png" xlink:type="simple" xlink:show="embed" xlink:actuate="onLoad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4:29:47.362471091</meta:creation-date>
    <dc:date>2017-07-26T14:33:07.968083468</dc:date>
    <meta:editing-duration>PT3M20S</meta:editing-duration>
    <meta:editing-cycles>1</meta:editing-cycles>
    <meta:document-statistic meta:table-count="0" meta:image-count="6" meta:object-count="0" meta:page-count="1" meta:paragraph-count="1" meta:word-count="0" meta:character-count="39" meta:non-whitespace-character-count="0"/>
    <meta:generator>LibreOffice/5.1.6.2$Linux_X86_64 LibreOffice_project/10m0$Build-2</meta:generator>
  </office:meta>
</office:document-meta>
</file>